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officeooo:paragraph-rsid="00042fa4" style:font-size-asian="14pt" style:font-size-complex="14pt"/>
    </style:style>
    <style:style style:name="P3" style:family="paragraph" style:parent-style-name="Standard">
      <style:text-properties fo:font-size="14pt" officeooo:paragraph-rsid="0006ef99" style:font-size-asian="14pt" style:font-size-complex="14pt"/>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Standard">
      <style:paragraph-properties fo:margin-left="0cm" fo:margin-right="0cm" fo:margin-top="0cm" fo:margin-bottom="0cm" loext:contextual-spacing="false" fo:text-align="start" style:justify-single-word="false" fo:orphans="0" fo:widows="0" fo:text-indent="0cm" style:auto-text-indent="false" style:text-autospace="none"/>
      <style:text-properties style:font-name="Liberation Serif" fo:font-size="14pt" officeooo:paragraph-rsid="00042fa4" style:font-name-asian="Calibri" style:font-size-asian="14pt" style:language-asian="en" style:country-asian="US" style:font-name-complex="Calibri" style:font-size-complex="14pt"/>
    </style:style>
    <style:style style:name="P6" style:family="paragraph" style:parent-style-name="Standard">
      <style:text-properties fo:font-size="14pt" style:font-size-asian="14pt" style:font-size-complex="14pt"/>
    </style:style>
    <style:style style:name="T1" style:family="text">
      <style:text-properties officeooo:rsid="00042fa4"/>
    </style:style>
    <style:style style:name="T2" style:family="text">
      <style:text-properties officeooo:rsid="00065d7c"/>
    </style:style>
    <style:style style:name="T3" style:family="text">
      <style:text-properties officeooo:rsid="0006ef99"/>
    </style:style>
    <style:style style:name="T4" style:family="text">
      <style:text-properties officeooo:rsid="000942a4"/>
    </style:style>
    <style:style style:name="T5" style:family="text">
      <style:text-properties officeooo:rsid="000babd9"/>
    </style:style>
    <style:style style:name="T6" style:family="text">
      <style:text-properties officeooo:rsid="000d8826"/>
    </style:style>
    <style:style style:name="T7" style:family="text">
      <style:text-properties officeooo:rsid="000e8f6a"/>
    </style:style>
    <style:style style:name="T8" style:family="text">
      <style:text-properties officeooo:rsid="00130509"/>
    </style:style>
    <style:style style:name="T9" style:family="text">
      <style:text-properties officeooo:rsid="001490e6"/>
    </style:style>
    <style:style style:name="T10" style:family="text">
      <style:text-properties officeooo:rsid="001634c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éveloppeur <text:span text:style-name="T1">Web</text:span></text:p>
      <text:p text:style-name="P4"/>
      <text:p text:style-name="P1"/>
      <text:p text:style-name="P1"><text:tab/>Bonjour Madame, Monsieur,</text:p>
      <text:p text:style-name="P1"/>
      <text:p text:style-name="P1"><text:tab/>Ancien conseiller de vente, je me suis lancé dans un reconversion professionnelle passionnante en développement web à la Wild Code School. Je suis sur-motivé et très content de pouvoir faire mes preuves au sein de cette école.</text:p>
      <text:p text:style-name="P1"/>
      <text:p text:style-name="P1"><text:tab/>Je me forme plus précisément <text:span text:style-name="T2">sur</text:span> Angular et Java ee avec Spring-Boot. </text:p>
      <text:p text:style-name="P3"><text:span text:style-name="T3">J</text:span>'ai déjà réalisé un site fictif de recherche de concerts <text:span text:style-name="T3">(e</text:span>n groupe agile<text:span text:style-name="T3">)</text:span> via l'api SongKick en utilisant Angular. <text:span text:style-name="T5">J</text:span>e <text:span text:style-name="T5">conçois</text:span> maintenant, <text:span text:style-name="T4">pour un client réel,</text:span> un site internet de mise en relation d'entreprises et d'élèves de troisième dans le cadre de leur stage obligatoire. Pour ce projet <text:span text:style-name="T6">j’ai recours</text:span> <text:span text:style-name="T6">à </text:span>Angular pour le Front-end, Sprin<text:span text:style-name="T7">g </text:span>Boot avec une api-Rest et une base de données MySQL pour le Back-end.</text:p>
      <text:p text:style-name="P1"/>
      <text:p text:style-name="P2"><text:tab/>Je suis maintenant à la recherche d'un stage <text:span text:style-name="T9">de minimum</text:span> quatre mois ou <text:span text:style-name="T10">directement</text:span> d'un poste en CDI à partir de début février 2019 dans une entreprise dynamique à taille humaine <text:span text:style-name="T1">pour</text:span> monter en compétences tout en travaillant en équipe.</text:p>
      <text:p text:style-name="P5">Ma formation m'a permis d'acquérir de nombreuses compétences parmi celles que vous recherchez. Je possède tous les atouts qui me permettront de réussir dans le rôle que vous voudrez bien me confier. Motivation, rigueur et <text:span text:style-name="T8">ouverture d’esprit</text:span> sont les maîtres mots de mon comportement professionnel.</text:p>
      <text:p text:style-name="P2"/>
      <text:p text:style-name="P1"><text:tab/>Dans l'attente d'une réponse de votre part, je vous prie d'accepter l'expression de mes salutations distinguées.</text:p>
      <text:p text:style-name="P1"/>
      <text:p text:style-name="P1"/>
      <text:p text:style-name="P1"><text:s/>Bonjour Madame, Monsieur,</text:p>
      <text:p text:style-name="P1"/>
      <text:p text:style-name="P1"><text:s/>Ancien conseiller de vente, je me suis lancé dans un reconversion professionnelle passionnante en développement web à la Wild Code School. Je suis sur-motivé et très content de pouvoir faire mes preuves au sein de cette école.</text:p>
      <text:p text:style-name="P1"/>
      <text:p text:style-name="P1"><text:s/>Je me forme plus précisément sur Angular et Java ee avec Spring-Boot.</text:p>
      <text:p text:style-name="P1"/>
      <text:p text:style-name="P1"><text:s/>J'ai déjà réalisé un site fictif de recherche de concerts (en groupe agile) via l'api SongKick en utilisant Angular. Je conçois maintenant, pour un client réel, un site internet de mise en relation d'entreprises et d'élèves de troisième dans le cadre de leur stage obligatoire. Pour ce projet j’ai recours à Angular pour le Front-end, Spring Boot et une base de données MySQL pour le Back-end.</text:p>
      <text:p text:style-name="P1"/>
      <text:p text:style-name="P1"><text:s/>Je suis maintenant à la recherche d'un stage à partir de début février 2019 dans une entreprise dynamique à taille humaine pour monter en compétences tout en travaillant en équipe.</text:p>
      <text:p text:style-name="P1"/>
      <text:p text:style-name="P1"><text:soft-page-break/><text:s/>Ma formation, très intensive, m'a permis de me dépasser et de comprendre rapidement des technologies telles que Angular ou Spring-boot. Je suis donc capable de monter vite en compétences. Motivation, rigueur et ouverture d’esprit sont les maîtres mots de mon comportement professionnel.</text:p>
      <text:p text:style-name="P1"/>
      <text:p text:style-name="P1"><text:s/>Dans l'attente d'une réponse de votre part, je vous prie d'accepter l'expression de mes salutations distingu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09:54:33.031697712</meta:creation-date>
    <dc:date>2019-01-18T09:38:53.682907973</dc:date>
    <meta:editing-duration>PT15M58S</meta:editing-duration>
    <meta:editing-cycles>17</meta:editing-cycles>
    <meta:generator>LibreOffice/6.0.3.2$Linux_X86_64 LibreOffice_project/00m0$Build-2</meta:generator>
    <meta:document-statistic meta:table-count="0" meta:image-count="0" meta:object-count="0" meta:page-count="2" meta:paragraph-count="15" meta:word-count="430" meta:character-count="2695" meta:non-whitespace-character-count="2267"/>
  </office:meta>
</office:document-meta>
</file>